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420b8" officeooo:paragraph-rsid="001420b8"/>
    </style:style>
    <style:style style:name="P29" style:family="paragraph" style:parent-style-name="Standard">
      <style:text-properties officeooo:rsid="001420b8" officeooo:paragraph-rsid="001760da"/>
    </style:style>
    <style:style style:name="P30" style:family="paragraph" style:parent-style-name="Standard">
      <style:text-properties officeooo:rsid="00148de7" officeooo:paragraph-rsid="00148de7"/>
    </style:style>
    <style:style style:name="P31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2" style:family="paragraph" style:parent-style-name="Standard">
      <style:text-properties officeooo:rsid="0017c753" officeooo:paragraph-rsid="0017c753"/>
    </style:style>
    <style:style style:name="P33" style:family="paragraph" style:parent-style-name="Standard">
      <style:text-properties officeooo:rsid="00194355" officeooo:paragraph-rsid="00194355"/>
    </style:style>
    <style:style style:name="P34" style:family="paragraph" style:parent-style-name="Standard">
      <style:text-properties officeooo:rsid="001ac4d5" officeooo:paragraph-rsid="001ac4d5"/>
    </style:style>
    <style:style style:name="P35" style:family="paragraph" style:parent-style-name="Standard">
      <style:text-properties officeooo:rsid="0018d049" officeooo:paragraph-rsid="0018d049"/>
    </style:style>
    <style:style style:name="P36" style:family="paragraph" style:parent-style-name="Standard">
      <style:text-properties officeooo:rsid="001ea322" officeooo:paragraph-rsid="001ea322"/>
    </style:style>
    <style:style style:name="P37" style:family="paragraph" style:parent-style-name="Standard">
      <style:text-properties officeooo:rsid="001ea322" officeooo:paragraph-rsid="001f6743"/>
    </style:style>
    <style:style style:name="P38" style:family="paragraph" style:parent-style-name="Standard">
      <style:text-properties officeooo:rsid="001cb76c" officeooo:paragraph-rsid="001cb76c"/>
    </style:style>
    <style:style style:name="P39" style:family="paragraph" style:parent-style-name="Standard">
      <style:text-properties officeooo:rsid="001f6743" officeooo:paragraph-rsid="001f6743"/>
    </style:style>
    <style:style style:name="P40" style:family="paragraph" style:parent-style-name="Standard">
      <style:text-properties officeooo:rsid="0020c743" officeooo:paragraph-rsid="00148de7"/>
    </style:style>
    <style:style style:name="P41" style:family="paragraph" style:parent-style-name="Standard">
      <style:text-properties officeooo:rsid="001a65a6" officeooo:paragraph-rsid="001a65a6"/>
    </style:style>
    <style:style style:name="P42" style:family="paragraph" style:parent-style-name="Standard">
      <style:text-properties officeooo:rsid="0024df05" officeooo:paragraph-rsid="0024df05"/>
    </style:style>
    <style:style style:name="P43" style:family="paragraph" style:parent-style-name="Standard">
      <style:text-properties officeooo:rsid="0024df05" officeooo:paragraph-rsid="00281aed"/>
    </style:style>
    <style:style style:name="P44" style:family="paragraph" style:parent-style-name="Standard">
      <style:text-properties officeooo:rsid="0024df05" officeooo:paragraph-rsid="00293132"/>
    </style:style>
    <style:style style:name="P45" style:family="paragraph" style:parent-style-name="Standard">
      <style:text-properties officeooo:rsid="0024df05" officeooo:paragraph-rsid="002a50f7"/>
    </style:style>
    <style:style style:name="P46" style:family="paragraph" style:parent-style-name="Standard">
      <style:text-properties officeooo:rsid="001420b8" officeooo:paragraph-rsid="000f3faf"/>
    </style:style>
    <style:style style:name="P47" style:family="paragraph" style:parent-style-name="Standard">
      <style:text-properties officeooo:rsid="001420b8" officeooo:paragraph-rsid="00262ede"/>
    </style:style>
    <style:style style:name="P48" style:family="paragraph" style:parent-style-name="Standard">
      <style:text-properties officeooo:rsid="001420b8" officeooo:paragraph-rsid="002b96a2"/>
    </style:style>
    <style:style style:name="P49" style:family="paragraph" style:parent-style-name="Standard">
      <style:text-properties officeooo:rsid="001420b8" officeooo:paragraph-rsid="002e01a2"/>
    </style:style>
    <style:style style:name="P50" style:family="paragraph" style:parent-style-name="Standard">
      <style:text-properties officeooo:rsid="001420b8" officeooo:paragraph-rsid="002fc457"/>
    </style:style>
    <style:style style:name="P51" style:family="paragraph" style:parent-style-name="Standard">
      <style:text-properties officeooo:rsid="001420b8" officeooo:paragraph-rsid="00348d5d"/>
    </style:style>
    <style:style style:name="P52" style:family="paragraph" style:parent-style-name="Standard">
      <style:text-properties officeooo:rsid="001420b8" officeooo:paragraph-rsid="00356b35"/>
    </style:style>
    <style:style style:name="P53" style:family="paragraph" style:parent-style-name="Standard">
      <style:text-properties officeooo:rsid="001a65a6" officeooo:paragraph-rsid="0024df05"/>
    </style:style>
    <style:style style:name="P54" style:family="paragraph" style:parent-style-name="Standard">
      <style:text-properties officeooo:paragraph-rsid="003044e9"/>
    </style:style>
    <style:style style:name="P55" style:family="paragraph" style:parent-style-name="Standard">
      <style:text-properties fo:color="#008000" officeooo:rsid="001420b8" officeooo:paragraph-rsid="0031b592"/>
    </style:style>
    <style:style style:name="P56" style:family="paragraph" style:parent-style-name="Standard">
      <style:text-properties fo:color="#008000" officeooo:rsid="001420b8" officeooo:paragraph-rsid="003462fa"/>
    </style:style>
    <style:style style:name="P57" style:family="paragraph" style:parent-style-name="Standard">
      <style:text-properties fo:color="#000000" officeooo:rsid="002b96a2" officeooo:paragraph-rsid="0034d345"/>
    </style:style>
    <style:style style:name="P58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60" style:family="paragraph" style:parent-style-name="Standard">
      <style:text-properties fo:color="#355e00" fo:font-style="italic" officeooo:rsid="001420b8" officeooo:paragraph-rsid="003bd847" style:font-style-asian="italic" style:font-style-complex="italic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5e164"/>
    </style:style>
    <style:style style:name="T25" style:family="text">
      <style:text-properties officeooo:rsid="00262ede"/>
    </style:style>
    <style:style style:name="T26" style:family="text">
      <style:text-properties officeooo:rsid="00281aed"/>
    </style:style>
    <style:style style:name="T27" style:family="text">
      <style:text-properties officeooo:rsid="00293132"/>
    </style:style>
    <style:style style:name="T28" style:family="text">
      <style:text-properties officeooo:rsid="002a50f7"/>
    </style:style>
    <style:style style:name="T29" style:family="text">
      <style:text-properties officeooo:rsid="002b96a2"/>
    </style:style>
    <style:style style:name="T30" style:family="text">
      <style:text-properties officeooo:rsid="002d8e19"/>
    </style:style>
    <style:style style:name="T31" style:family="text">
      <style:text-properties officeooo:rsid="002e01a2"/>
    </style:style>
    <style:style style:name="T32" style:family="text">
      <style:text-properties officeooo:rsid="002fc457"/>
    </style:style>
    <style:style style:name="T33" style:family="text">
      <style:text-properties officeooo:rsid="003044e9"/>
    </style:style>
    <style:style style:name="T34" style:family="text">
      <style:text-properties officeooo:rsid="0031b592"/>
    </style:style>
    <style:style style:name="T35" style:family="text">
      <style:text-properties fo:color="#008000" officeooo:rsid="002b96a2"/>
    </style:style>
    <style:style style:name="T36" style:family="text">
      <style:text-properties fo:color="#008000" officeooo:rsid="002d8e19"/>
    </style:style>
    <style:style style:name="T37" style:family="text">
      <style:text-properties fo:color="#008000" officeooo:rsid="003044e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48d5d"/>
    </style:style>
    <style:style style:name="T41" style:family="text">
      <style:text-properties officeooo:rsid="0034d345"/>
    </style:style>
    <style:style style:name="T42" style:family="text">
      <style:text-properties officeooo:rsid="00356b35"/>
    </style:style>
    <style:style style:name="T43" style:family="text">
      <style:text-properties officeooo:rsid="0037474f"/>
    </style:style>
    <style:style style:name="T44" style:family="text">
      <style:text-properties officeooo:rsid="00390512"/>
    </style:style>
    <style:style style:name="T45" style:family="text">
      <style:text-properties officeooo:rsid="003a42c5"/>
    </style:style>
    <style:style style:name="T46" style:family="text">
      <style:text-properties officeooo:rsid="003bd8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34">e\ mapping</text:p>
      <text:p text:style-name="P24"><text:span text:style-name="T17">//depot/... </text:span><text:span text:style-name="T18">//paulz_Workstation_HP/depot/...</text:span></text:p>
      <text:p text:style-name="P34">//depot/sw/branches/9.5_staging/drivers/adf/... //paulz_Workstation_HP/depot/sw/branches/9.5_staging/drivers/wlan/adf/...</text:p>
      <text:p text:style-name="P34">//depot/sw/branches/9.5_staging/drivers/asf/... //paulz_Workstation_HP/depot/sw/branches/9.5_staging/drivers/wlan/asf/...</text:p>
      <text:p text:style-name="P34">//depot/sw/branches/art2_main/src/art2/driver/linux/... //paulz_Workstation_HP/depot/sw/branches/9.5_staging/apps/art/...</text:p>
      <text:p text:style-name="P34">//components/... //paulz_Workstation_HP/components/...</text:p>
      <text:p text:style-name="P34"/>
      <text:p text:style-name="P36">f\ install code collaborator</text:p>
      <text:p text:style-name="P36"><text:s text:c="3"/>I\ <text:s/>ulysses:8080 <text:s text:c="2"/>download 7.x version</text:p>
      <text:p text:style-name="P37"><text:s text:c="3"/><text:span text:style-name="T19">II\ install the jdk: using the “synaptic package manager” to install “openjdk-7-jre”</text:span></text:p>
      <text:p text:style-name="P37"><text:s text:c="3"/>II<text:span text:style-name="T19">I</text:span>\ <text:span text:style-name="T19">sudo ./ccollab_client_7_3_7304_unix.sh</text:span></text:p>
      <text:p text:style-name="P37"><text:span text:style-name="T19"><text:s text:c="9"/></text:span><text:a xlink:type="simple" xlink:href="http://ulysses:8080/"><text:span text:style-name="T19">http://ulysses:8080</text:span></text:a></text:p>
      <text:p text:style-name="P39"><text:s text:c="3"/>IV\ running the “Code collaborator client”, Setting the configuration </text:p>
      <text:p text:style-name="P39"><text:s text:c="3"/>V\ <text:s text:c="2"/>running the “p4v”: tools-&gt;manage the customer tool - &gt; import tools</text:p>
      <text:p text:style-name="P39"><text:s text:c="10"/>/usr/local/ccollab-cmdline/P4V-Tools-Import.xml</text:p>
      <text:p text:style-name="P39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8"><text:s text:c="4"/>curl https://dl-ssl.google.com/dl/googlesource/git-repo/repo &gt; ~/work/bin/repo </text:p>
      <text:p text:style-name="P28"><text:s text:c="4"/>chmod a+x ~/work/bin/repo</text:p>
      <text:p text:style-name="P28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8"><text:s text:c="4"/>git config –global user.name “Paul Zhang”</text:p>
      <text:p text:style-name="P28"><text:s text:c="4"/></text:p>
      <text:p text:style-name="P28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8"><text:s text:c="3"/><text:tab/><text:tab/>insteadOf = ssh://qca-git01.qualcomm.com:29418/</text:p>
      <text:p text:style-name="P28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8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8"><text:tab/>Settings - - &gt; SSH Public keys - - &gt; Add key … - - &gt; add</text:p>
      <text:p text:style-name="P30"/>
      <text:p text:style-name="P30"><text:s/>f\ Create dir ~/work/Akronite</text:p>
      <text:p text:style-name="P30"><text:s text:c="5"/>repo init --config-name -u ssh://qca-git01.qualcomm.com:29418/releases/manifest/hyfi.git</text:p>
      <text:p text:style-name="P30"/>
      <text:p text:style-name="P30"><text:s text:c="5"/><text:span text:style-name="T20">if something like HTTP errors, please add this dir to path:</text:span></text:p>
      <text:p text:style-name="P40"><text:s text:c="5"/>export PATH=$PATH:/usr/lib/git-core</text:p>
      <text:p text:style-name="P30"/>
      <text:p text:style-name="P30"><text:s text:c="5"/>repo sync</text:p>
      <text:p text:style-name="P31">8\ tools</text:p>
      <text:p text:style-name="P29"><text:span text:style-name="T15">sudo apt-get install cscope <text:s text:c="3"/>//</text:span><text:span text:style-name="T16">cscope -Rbq</text:span></text:p>
      <text:p text:style-name="P32">sudo apt-get install ctags <text:s text:c="6"/>//ctags -R</text:p>
      <text:p text:style-name="P35">sudo apt-get install meld</text:p>
      <text:p text:style-name="P38">sudo apt-get install vsftpd <text:s text:c="4"/>//sudo vi /etc/vsftpd.conf</text:p>
      <text:p text:style-name="P33"/>
      <text:p text:style-name="P33">man 3 printf</text:p>
      <text:p text:style-name="P33">man socket</text:p>
      <text:p text:style-name="P33"/>
      <text:p text:style-name="P41">sudo dpkg -i VNC-Server-5.0.5-Linux-x64.deb</text:p>
      <text:p text:style-name="P41"/>
      <text:p text:style-name="P42">================================================</text:p>
      <text:p text:style-name="P42"/>
      <text:p text:style-name="P43"><text:a xlink:type="simple" xlink:href="https://source.android.com/source/initializing.html"><text:span text:style-name="T26">https://source.android.com/source/initializing.html</text:span></text:a></text:p>
      <text:p text:style-name="P43"><text:span text:style-name="T26"/></text:p>
      <text:p text:style-name="P44"><text:span text:style-name="T27">1\ Install JDK, needs the 1.6 version</text:span></text:p>
      <text:p text:style-name="P44"><text:span text:style-name="T27"><text:s text:c="4"/></text:span><text:a xlink:type="simple" xlink:href="http://www.oracle.com/technetwork/java/javase/downloads/index.html"><text:span text:style-name="T27">http://www.oracle.com/technetwork/java/javase/downloads/index.html</text:span></text:a></text:p>
      <text:p text:style-name="P45"><text:span text:style-name="T27"><text:s text:c="4"/></text:span><text:span text:style-name="T28">Download jdk-6u45-linux-x64.bin</text:span></text:p>
      <text:p text:style-name="P45"><text:span text:style-name="T28"><text:s text:c="4"/>mkdir -p </text:span><text:s/>~/work/<text:span text:style-name="T28">A</text:span>ndriod/<text:span text:style-name="T28">jdk1.6</text:span></text:p>
      <text:p text:style-name="P45"><text:span text:style-name="T28"><text:s text:c="4"/>cp jdk-6u45-linux-x64.bin </text:span>~/work/<text:span text:style-name="T28">A</text:span>ndriod/<text:span text:style-name="T28">jdk1.6</text:span></text:p>
      <text:p text:style-name="P45"><text:span text:style-name="T28"><text:s text:c="4"/>cd </text:span>~/work/<text:span text:style-name="T28">A</text:span>ndriod/<text:span text:style-name="T28">jdk1.6</text:span></text:p>
      <text:p text:style-name="P45"><text:span text:style-name="T28"><text:s text:c="4"/>chmod +x <text:s/>jdk-6u45-linux-x64.bin</text:span></text:p>
      <text:p text:style-name="P45"><text:span text:style-name="T28"><text:s text:c="4"/>./jdk-6u45-linux-x64.bin</text:span></text:p>
      <text:p text:style-name="P45"><text:span text:style-name="T28"/></text:p>
      <text:p text:style-name="P45"><text:span text:style-name="T28"><text:s text:c="4"/>modify the .bashrc</text:span></text:p>
      <text:p text:style-name="P45"><text:s text:c="4"/><text:span text:style-name="T28">export JAVA_HOME=/home/paul/work/Andriod/jdk1.6/jdk1.6.0_45</text:span></text:p>
      <text:p text:style-name="P45"><text:soft-page-break/><text:span text:style-name="T28">export JRE_HOME=/home/paul/work/Andriod/jdk1.6/jdk1.6.0_45/jre</text:span></text:p>
      <text:p text:style-name="P45"><text:span text:style-name="T28">export PATH=/home/paul/work/Andriod/jdk1.6/jdk1.6.0_45/bin:$PATH</text:span></text:p>
      <text:p text:style-name="P45"><text:span text:style-name="T28">export CLASSPATH=.:/home/paul/work/Andriod/jdk1.6/jdk1.6.0_45/lib:/home/paul/work/Andriod/jdk1.6/jdk1.6.0_45/jre/lib</text:span></text:p>
      <text:p text:style-name="P53"><text:span text:style-name="T24"/></text:p>
      <text:p text:style-name="P46"/>
      <text:p text:style-name="P47"><text:span text:style-name="T25">2\</text:span></text:p>
      <text:p text:style-name="P47"><text:span text:style-name="T25">repo init -u </text:span><text:a xlink:type="simple" xlink:href="https://android.googlesource.com/platform/manifest"><text:span text:style-name="T25">https://android.googlesource.com/platform/manifest</text:span></text:a></text:p>
      <text:p text:style-name="P48"><text:span text:style-name="T29">repo sync</text:span></text:p>
      <text:p text:style-name="P48"><text:span text:style-name="T29"/></text:p>
      <text:p text:style-name="P48"><text:span text:style-name="T29">make <text:s text:c="3"/></text:span><text:span text:style-name="T35">//</text:span><text:span text:style-name="T38">please install the relevant library</text:span></text:p>
      <text:p text:style-name="P55"><text:span text:style-name="T30"><text:s text:c="12"/>//</text:span><text:span text:style-name="T34">主要输出是 ~/android/src/out/target/product/generic下面的镜像文件</text:span></text:p>
      <text:p text:style-name="P57">source build/envsetup.sh</text:p>
      <text:p text:style-name="P57">lunch full-eng</text:p>
      <text:p text:style-name="P54"><text:span text:style-name="T33">make PRODUCT-sdk-sdk <text:s text:c="2"/></text:span><text:span text:style-name="T37">//</text:span><text:span text:style-name="T39">repo init -g all ; repo sync</text:span></text:p>
      <text:p text:style-name="P56"><text:span text:style-name="T34"><text:s text:c="44"/>//不仅提供make产生的镜像文件，同时，提供编写application的环境，</text:span></text:p>
      <text:p text:style-name="P56"><text:span text:style-name="T34"><text:s text:c="44"/>//比如adb, android, emulator等等</text:span></text:p>
      <text:p text:style-name="P52"><text:span text:style-name="T42">emulator -kernel ./kernel/goldfish/arch/arm/boot/zImage <text:s/>-sysdir <text:s/>./Andriod_src/out/target/product/generic -system syste</text:span><text:span text:style-name="T43">m.</text:span><text:span text:style-name="T42">img -data userdata.img -ramdisk ./Andriod_src/out/target/product/generic/ramdisk.img <text:s/>-partition-size 1024 -show-kernel</text:span></text:p>
      <text:p text:style-name="P52"><text:span text:style-name="T42"/></text:p>
      <text:p text:style-name="P58"><text:span text:style-name="T44">Using this way to get the new branch</text:span></text:p>
      <text:p text:style-name="P58"><text:span text:style-name="T44">1. cd .repo/manifests/</text:span></text:p>
      <text:p text:style-name="P58"><text:span text:style-name="T44">2. git branch -a <text:s text:c="2"/>#remember the branch name you want to checkout</text:span></text:p>
      <text:p text:style-name="P58"><text:span text:style-name="T45">3</text:span><text:span text:style-name="T44">. cd ../..</text:span></text:p>
      <text:p text:style-name="P59"><text:span text:style-name="T45">4. repo init -u http...... <text:s/>-b xxxx <text:s/>//</text:span><text:span text:style-name="T44">orgin/</text:span><text:span text:style-name="T45">yyyy</text:span><text:span text:style-name="T44">/xxxx</text:span></text:p>
      <text:p text:style-name="P58"><text:span text:style-name="T44">5. repo sync</text:span></text:p>
      <text:p text:style-name="P60"><text:span text:style-name="T46">6. make clean</text:span></text:p>
      <text:p text:style-name="P60"><text:span text:style-name="T46">7. make</text:span></text:p>
      <text:p text:style-name="P52"><text:span text:style-name="T42"/></text:p>
      <text:p text:style-name="P49"><text:span text:style-name="T31">3\ kernel source code</text:span></text:p>
      <text:p text:style-name="P49"><text:span text:style-name="T31">git clone </text:span><text:a xlink:type="simple" xlink:href="http://android.googlesource.com/kernel/goldfish.git"><text:span text:style-name="T31">http://android.googlesource.com/kernel/goldfish.git</text:span></text:a></text:p>
      <text:p text:style-name="P50"><text:span text:style-name="T32">git checkout remotes/origin/archive/android-gldfish-2.6.29</text:span></text:p>
      <text:p text:style-name="P50"><text:span text:style-name="T32">git branch -b work</text:span></text:p>
      <text:p text:style-name="P51"><text:span text:style-name="T40">make goldfish_armv7_defconfig</text:span></text:p>
      <text:p text:style-name="P51"><text:span text:style-name="T40">make</text:span></text:p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2T21:23:14</dc:date>
    <meta:editing-duration>P1DT7H38M32S</meta:editing-duration>
    <meta:editing-cycles>48</meta:editing-cycles>
    <meta:generator>LibreOffice/4.0.2.2$Linux_X86_64 LibreOffice_project/400m0$Build-2</meta:generator>
    <dc:creator>Paul Zhang</dc:creator>
    <meta:document-statistic meta:table-count="0" meta:image-count="0" meta:object-count="0" meta:page-count="4" meta:paragraph-count="160" meta:word-count="756" meta:character-count="6889" meta:non-whitespace-character-count="5807"/>
  </office:meta>
</office:document-meta>
</file>